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MarkupSerializ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MarkupSerializer.comment( char [ ] chars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arkupSerializer.notationDecl( String name , String publicId , String system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seMarkupSerializer.isDocum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arkupSerializ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rkupSerializer.as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MarkupSerializ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MarkupSerializ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MarkupSerializer.characters( String 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aseMarkupSerializer.processingInstructionIO( String target , String c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aseMarkupSerializer.printHex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rkupSerializer.surrogates( int high , int low , boolean inCont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seMarkupSerializer.serializeNode( Node node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46">
            <text:p text:style-name="Table_20_Contents">46</text:p>
          </table:table-cell>
          <table:table-cell office:value-type="float" office:value="209">
            <text:p text:style-name="Table_20_Contents">209</text:p>
          </table:table-cell>
        </table:table-row>
        <table:table-row>
          <table:table-cell office:value-type="string">
            <text:p text:style-name="Table_20_Contents">BaseMarkupSerializer.serialize( Element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MarkupSerializer.setOutputCharStream(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MarkupSerializ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MarkupSerializer.printEscaped( int 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MarkupSerializer.startNon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rkupSerializer.printEscaped( String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MarkupSerializer.processingInstruction( String target , String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arkupSerializer.ignorableWhitespace( char [ ] chars , int star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MarkupSerializer.internalEntityDecl(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MarkupSerializer.endNon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rkupSerializer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MarkupSerializer.setOutputByteStream( OutputStream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MarkupSerializer.getPrefix( String namespace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MarkupSerializer.BaseMarkupSerializer(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arkupSerializer.characters( char [ ] chars , int start , int length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9">
            <text:p text:style-name="Table_20_Contents">29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BaseMarkupSerializ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arkupSerializer.modifyDOMError( String message , short severity , String type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MarkupSerializer.serialize(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MarkupSerializer.externalEntityDecl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MarkupSerializer.serialize( DocumentFragment fr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MarkupSerializer.attributeDecl( String eName , String aName , String type , String valueDefault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seMarkupSerializer.printDoctypeURL(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eMarkupSerializer.fatalError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MarkupSerializ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MarkupSerializer.endPreser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rkupSerializ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MarkupSerializer.printCDATAText( String tex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2">
            <text:p text:style-name="Table_20_Contents">3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BaseMarkupSerializer.startPrefixMapping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rkupSerializer.printText( String text , boolean preserveSpace , boolean unescape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aseMarkupSerializer.unparsedEntityDecl( String name , String publicId , String systemId , String notatio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aseMarkupSerializ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MarkupSerializer.enterElementState( String namespaceURI , String localName , String rawName , boolean preserv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aseMarkupSerializer.setOutputFormat(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MarkupSerializer.serializePreRoo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MarkupSerializer.leaveElemen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MarkupSerializ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rkupSerializer.comment( String 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aseMarkupSerializer.prepar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aseMarkupSerializ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MarkupSerializer.clearDocum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arkupSerializer.asDOM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MarkupSerializer.as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MarkupSerializer.checkUnboundNamespacePrefixed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MarkupSerializer.cont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eMarkupSerializer.printText( char [ ] chars , int start , int length , boolean preserveSpace , boolean unescape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aseMarkupSerializer.getElem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arkupSerializer.startPreser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arkupSerializer.elementDecl( String name , String 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